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officeooo:paragraph-rsid="001f244c" style:language-asian="ja" style:country-asian="JP"/>
    </style:style>
    <style:style style:name="P3" style:family="paragraph" style:parent-style-name="Standard">
      <style:text-properties officeooo:paragraph-rsid="00219102" style:language-asian="ja" style:country-asian="JP"/>
    </style:style>
    <style:style style:name="P4" style:family="paragraph" style:parent-style-name="Standard">
      <style:text-properties officeooo:paragraph-rsid="003220c2" style:language-asian="ja" style:country-asian="JP"/>
    </style:style>
    <style:style style:name="P5" style:family="paragraph" style:parent-style-name="Standard">
      <style:text-properties officeooo:paragraph-rsid="0033b49f" style:language-asian="ja" style:country-asian="JP"/>
    </style:style>
    <style:style style:name="P6" style:family="paragraph" style:parent-style-name="Standard">
      <style:text-properties style:language-asian="ja" style:country-asian="JP"/>
    </style:style>
    <style:style style:name="T1" style:family="text">
      <style:text-properties officeooo:rsid="000b0767"/>
    </style:style>
    <style:style style:name="T2" style:family="text">
      <style:text-properties officeooo:rsid="00126947"/>
    </style:style>
    <style:style style:name="T3" style:family="text">
      <style:text-properties officeooo:rsid="00130ba5"/>
    </style:style>
    <style:style style:name="T4" style:family="text">
      <style:text-properties officeooo:rsid="0034e288"/>
    </style:style>
    <style:style style:name="T5" style:family="text">
      <style:text-properties officeooo:rsid="0036e8d1"/>
    </style:style>
    <style:style style:name="T6" style:family="text">
      <style:text-properties officeooo:rsid="003916f4"/>
    </style:style>
    <style:style style:name="T7" style:family="text">
      <style:text-properties officeooo:rsid="003a41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蚊取り達人Ve<text:span text:style-name="T1">r2.0</text:span></text:p>
      <text:p text:style-name="P1"/>
      <text:p text:style-name="P1">１　概要</text:p>
      <text:p text:style-name="P1">夏に向けての蚊取り達人の新規アップデート、クオリティ向上。</text:p>
      <text:p text:style-name="P1"/>
      <text:p text:style-name="P1">２　新要素・変更点</text:p>
      <text:p text:style-name="P1">・BUNOOBOI搭載</text:p>
      <text:p text:style-name="P1">・新モード（何匹蚊を倒せるか）</text:p>
      <text:p text:style-name="P1">・より難易度を向上</text:p>
      <text:p text:style-name="P1">・UIの強化</text:p>
      <text:p text:style-name="P1">・サポート向上</text:p>
      <text:p text:style-name="P1">・絵の向上</text:p>
      <text:p text:style-name="P1">・リアリティ向上</text:p>
      <text:p text:style-name="P1">・音響向上</text:p>
      <text:p text:style-name="P1"/>
      <text:p text:style-name="P1">３　基本設計</text:p>
      <text:p text:style-name="P1">・COREクラス（共通の値を管理）</text:p>
      <text:p text:style-name="P1">・KAクラス（蚊の制御）</text:p>
      <text:p text:style-name="P1">・BUNOOBOIクラス（BUNOOBOIの制御、KAクラスへ搭載）</text:p>
      <text:p text:style-name="P1">・アイテムクラス（アイテム制御、効果の制御）</text:p>
      <text:p text:style-name="P1">・人間クラス（ゲームオーバー、メーター）</text:p>
      <text:p text:style-name="P1">・音響クラス（効果音、BGMの制御）</text:p>
      <text:p text:style-name="P1">・各画面クラス</text:p>
      <text:p text:style-name="P1"/>
      <text:p text:style-name="P1">４　詳細設計</text:p>
      <text:p text:style-name="P1">・COREクラス</text:p>
      <text:p text:style-name="P1"><text:tab/><text:span text:style-name="T4">s</text:span>・画面サイズ</text:p>
      <text:p text:style-name="P1"><text:tab/><text:span text:style-name="T4">s</text:span>・<text:span text:style-name="T2">Context（文字サイズ）</text:span></text:p>
      <text:p text:style-name="P1"><text:tab/><text:span text:style-name="T4">s</text:span>・<text:span text:style-name="T3">SurefaceView</text:span></text:p>
      <text:p text:style-name="P1"><text:tab/><text:span text:style-name="T4">s</text:span>・タイマー処理</text:p>
      <text:p text:style-name="P1"><text:tab/><text:span text:style-name="T6">s</text:span>・UI</text:p>
      <text:p text:style-name="P1"><text:tab/>・Paintクラス</text:p>
      <text:p text:style-name="P1"><text:tab/><text:span text:style-name="T7">s</text:span>・カウント（倒した数）</text:p>
      <text:p text:style-name="P1"><text:tab/><text:span text:style-name="T7">s</text:span>・効果</text:p>
      <text:p text:style-name="P1">・KAクラス</text:p>
      <text:p text:style-name="P1"><text:tab/><text:span text:style-name="T4">s</text:span>・６枚の絵</text:p>
      <text:p text:style-name="P1"><text:soft-page-break/><text:tab/><text:span text:style-name="T4">s</text:span>・絵の再描画（サイズ変更）</text:p>
      <text:p text:style-name="P1"><text:tab/><text:span text:style-name="T4">s</text:span>・値（初期値、現在地、XY）（スピード、VX、VY）（高さ、幅、WH）</text:p>
      <text:p text:style-name="P5"><text:tab/><text:span text:style-name="T5">s</text:span>・死ぬメソッド（アニメーション、座標リセット、BUNOOBOI削除、カウント）</text:p>
      <text:p text:style-name="P1"><text:tab/><text:span text:style-name="T4">s</text:span>・血の摂取値</text:p>
      <text:p text:style-name="P1"><text:tab/>・効果音（スタート、ストップ）</text:p>
      <text:p text:style-name="P1"><text:tab/>・BUNOOBOI作成、搭載（KA作成時）</text:p>
      <text:p text:style-name="P1">・BUNOOBOIクラス</text:p>
      <text:p text:style-name="P3"><text:tab/>・外界からの刺激（血の摂取、蚊との衝突、アイテム使用）</text:p>
      <text:p text:style-name="P1"><text:tab/>・欲（摂取欲、蚊との衝突回避欲、アイテム回避欲）</text:p>
      <text:p text:style-name="P2"><text:tab/>・超自我（ルール）</text:p>
      <text:p text:style-name="P2"><text:tab/>・動作（予習、復習、書き込み、移動（前進、後進、上昇、下降）、血の摂取）</text:p>
      <text:p text:style-name="P1"><text:tab/>・プロセス（保有）</text:p>
      <text:p text:style-name="P1"><text:tab/>・適応規制（なし）</text:p>
      <text:p text:style-name="P1">・アイテムクラス</text:p>
      <text:p text:style-name="P1"><text:tab/><text:span text:style-name="T6">s</text:span>・絵</text:p>
      <text:p text:style-name="P1"><text:tab/><text:span text:style-name="T6">s</text:span>・アニメーション座標（初期、移動、WH、XY、VXVY）</text:p>
      <text:p text:style-name="P4">・人間クラス</text:p>
      <text:p text:style-name="P4"><text:tab/><text:span text:style-name="T6">s</text:span>・肌</text:p>
      <text:p text:style-name="P1"><text:tab/><text:span text:style-name="T6">s</text:span>・メーター</text:p>
      <text:p text:style-name="P4"><text:tab/><text:span text:style-name="T6">s</text:span>・摂取アニメーション</text:p>
      <text:p text:style-name="P1">・音響クラス</text:p>
      <text:p text:style-name="P1"><text:tab/>・BGM</text:p>
      <text:p text:style-name="P1"><text:tab/>・効果音</text:p>
      <text:p text:style-name="P1"><text:tab/>・スタート、ストップ</text:p>
      <text:p text:style-name="P1">・各画面</text:p>
      <text:p text:style-name="P1"><text:tab/>・スタート</text:p>
      <text:p text:style-name="P1"><text:tab/>・ヘルプ</text:p>
      <text:p text:style-name="P1"><text:tab/>・ステージ前</text:p>
      <text:p text:style-name="P1"><text:tab/>・ステージ</text:p>
      <text:p text:style-name="P1"><text:tab/>・ゲームオーバー</text:p>
      <text:p text:style-name="P1"><text:tab/>・ゲームクリア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41M47S</meta:editing-duration>
    <meta:editing-cycles>49</meta:editing-cycles>
    <meta:generator>LibreOffice/5.0.4.2$Windows_x86 LibreOffice_project/2b9802c1994aa0b7dc6079e128979269cf95bc78</meta:generator>
    <dc:date>2016-04-26T20:07:06.278000000</dc:date>
    <meta:document-statistic meta:table-count="0" meta:image-count="0" meta:object-count="0" meta:page-count="2" meta:paragraph-count="63" meta:word-count="646" meta:character-count="778" meta:non-whitespace-character-count="739"/>
    <meta:user-defined meta:name="Info 1"/>
    <meta:user-defined meta:name="Info 2"/>
    <meta:user-defined meta:name="Info 3"/>
    <meta:user-defined meta:name="Info 4"/>
  </office:meta>
</office:document-meta>
</file>